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paragraph-rsid="0002b49b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>
      <style:text-properties officeooo:rsid="00034e8c" officeooo:paragraph-rsid="00034e8c"/>
    </style:style>
    <style:style style:name="P4" style:family="paragraph" style:parent-style-name="Preformatted_20_Text" style:list-style-name="L1">
      <style:paragraph-properties fo:margin-top="0cm" fo:margin-bottom="0.499cm" style:contextual-spacing="false"/>
    </style:style>
    <style:style style:name="P5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/>1. <text:span text:style-name="Strong_20_Emphasis">Installer le serveur SSH</text:span></text:h>
      <text:p text:style-name="Text_20_body">Le <text:span text:style-name="Strong_20_Emphasis">serveur SSH</text:span> permet à d'autres machines de se connecter à ton système via SSH.</text:p>
      <text:p text:style-name="Preformatted_20_Text"><text:span text:style-name="Source_20_Text">sudo apt update</text:span></text:p>
      <text:p text:style-name="P2"><text:span text:style-name="Source_20_Text">sudo apt install openssh-server</text:span></text:p>
      <text:p text:style-name="Horizontal_20_Line"/>
      <text:h text:style-name="Heading_20_2" text:outline-level="2">✅ 2. <text:span text:style-name="Strong_20_Emphasis">Vérifier que le serveur fonctionne</text:span></text:h>
      <text:p text:style-name="P2"><text:span text:style-name="Source_20_Text">sudo systemctl status ssh</text:span></text:p>
      <text:p text:style-name="Text_20_body">Tu devrais voir une ligne du type :</text:p>
      <text:p text:style-name="P2"><text:span text:style-name="Source_20_Text">Active: active (running)</text:span></text:p>
      <text:p text:style-name="Text_20_body">Si ce n’est pas le cas, démarre le service :</text:p>
      <text:p text:style-name="P2"><text:span text:style-name="Source_20_Text">sudo systemctl start ssh</text:span></text:p>
      <text:p text:style-name="Text_20_body">Et pour le lancer automatiquement au démarrage :</text:p>
      <text:p text:style-name="P2"><text:span text:style-name="Source_20_Text">sudo systemctl enable ssh</text:span></text:p>
      <text:p text:style-name="Horizontal_20_Line"/>
      <text:h text:style-name="Heading_20_2" text:outline-level="2">🌐 3. <text:span text:style-name="Strong_20_Emphasis">Trouver ton adresse IP</text:span></text:h>
      <text:p text:style-name="Text_20_body">Pour que d'autres machines puissent se connecter à ton serveur, il faut connaître ton IP :</text:p>
      <text:p text:style-name="P2"><text:span text:style-name="Source_20_Text">ip a</text:span></text:p>
      <text:p text:style-name="Text_20_body">Repère une adresse de type <text:span text:style-name="Source_20_Text">192.168.x.x</text:span> (si tu es sur un réseau local).</text:p>
      <text:p text:style-name="Horizontal_20_Line"/>
      <text:h text:style-name="Heading_20_2" text:outline-level="2">🖥️ 4. <text:span text:style-name="Strong_20_Emphasis">Te connecter à ton serveur depuis une autre machine</text:span></text:h>
      <text:p text:style-name="Text_20_body">Depuis un autre poste (Linux, macOS ou Windows avec OpenSSH), tape :</text:p>
      <text:p text:style-name="P2"><text:span text:style-name="Source_20_Text">ssh ton_nom_utilisateur@adresse_ip</text:span></text:p>
      <text:p text:style-name="Text_20_body">Par exemple :</text:p>
      <text:p text:style-name="P2"><text:span text:style-name="Source_20_Text">ssh martin@192.168.1.42</text:span></text:p>
      <text:h text:style-name="Heading_20_2" text:outline-level="2"/>
      <text:p text:style-name="Text_20_body"/>
      <text:p text:style-name="P3">apt</text:p>
      <text:h text:style-name="Heading_20_2" text:outline-level="2"><text:soft-page-break/><text:s/>5. (Facultatif) Activer l’authentification par clé SSH</text:h>
      <text:p text:style-name="Text_20_body">C’est plus sécurisé que le mot de passe :</text:p>
      <text:list text:style-name="L1">
        <text:list-item>
          <text:p text:style-name="P5">Sur le <text:span text:style-name="Strong_20_Emphasis">client</text:span> (la machine qui se connecte), génère une clé :</text:p>
          <text:p text:style-name="P4"><text:span text:style-name="Source_20_Text">ssh-keygen</text:span></text:p>
          <text:p text:style-name="P5">Appuie sur Entrée pour toutes les questions.</text:p>
        </text:list-item>
        <text:list-item>
          <text:p text:style-name="P5">Copie la clé publique sur le <text:span text:style-name="Strong_20_Emphasis">serveur</text:span> :</text:p>
          <text:p text:style-name="P4"><text:span text:style-name="Source_20_Text">ssh-copy-id ton_nom_utilisateur@adresse_ip</text:span></text:p>
        </text:list-item>
      </text:list>
      <text:p text:style-name="Horizontal_20_Line"/>
      <text:p text:style-name="Text_20_body">Souhaites-tu aussi sécuriser ton serveur (changement de port, désactiver le login root, etc.) 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his Granier</meta:initial-creator>
    <meta:creation-date>2025-05-26T15:33:54.815000000</meta:creation-date>
    <dc:date>2025-05-26T16:14:42.710000000</dc:date>
    <dc:creator>Mathis Granier</dc:creator>
    <meta:editing-duration>PT40M50S</meta:editing-duration>
    <meta:editing-cycles>2</meta:editing-cycles>
    <meta:generator>LibreOffice/7.6.3.2$Windows_X86_64 LibreOffice_project/29d686fea9f6705b262d369fede658f824154cc0</meta:generator>
    <meta:document-statistic meta:table-count="0" meta:image-count="0" meta:object-count="0" meta:page-count="2" meta:paragraph-count="30" meta:word-count="205" meta:character-count="1195" meta:non-whitespace-character-count="1020"/>
  </office:meta>
</office:document-meta>
</file>